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dbb6" officeooo:paragraph-rsid="0014dbb6" style:font-weight-asian="bold" style:font-weight-complex="bold"/>
    </style:style>
    <style:style style:name="P2" style:family="paragraph" style:parent-style-name="Standard">
      <style:text-properties fo:font-weight="bold" officeooo:rsid="0013ee0b" officeooo:paragraph-rsid="0013ee0b" fo:background-color="#ffff00" style:font-weight-asian="bold" style:font-weight-complex="bold"/>
    </style:style>
    <style:style style:name="P3" style:family="paragraph" style:parent-style-name="Standard">
      <style:text-properties fo:font-weight="bold" officeooo:rsid="00153add" officeooo:paragraph-rsid="00153add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181b43" officeooo:paragraph-rsid="00181b43" fo:background-color="#ffff00" style:font-weight-asian="bold" style:font-weight-complex="bold"/>
    </style:style>
    <style:style style:name="P5" style:family="paragraph" style:parent-style-name="Standard">
      <style:text-properties fo:font-weight="normal" officeooo:rsid="0013ee0b" officeooo:paragraph-rsid="0013ee0b" style:font-weight-asian="normal" style:font-weight-complex="normal"/>
    </style:style>
    <style:style style:name="P6" style:family="paragraph" style:parent-style-name="Standard">
      <style:text-properties fo:font-weight="normal" officeooo:rsid="00153add" officeooo:paragraph-rsid="00153add" style:font-weight-asian="normal" style:font-weight-complex="normal"/>
    </style:style>
    <style:style style:name="P7" style:family="paragraph" style:parent-style-name="Standard">
      <style:text-properties fo:font-weight="normal" officeooo:rsid="0016d408" officeooo:paragraph-rsid="0016d408" style:font-weight-asian="normal" style:font-weight-complex="normal"/>
    </style:style>
    <style:style style:name="P8" style:family="paragraph" style:parent-style-name="Standard">
      <style:text-properties fo:font-weight="normal" officeooo:rsid="00174996" officeooo:paragraph-rsid="00174996" style:font-weight-asian="normal" style:font-weight-complex="normal"/>
    </style:style>
    <style:style style:name="P9" style:family="paragraph" style:parent-style-name="Standard">
      <style:text-properties fo:font-weight="normal" officeooo:rsid="001a18b7" officeooo:paragraph-rsid="001a18b7" style:font-weight-asian="normal" style:font-weight-complex="normal"/>
    </style:style>
    <style:style style:name="P10" style:family="paragraph" style:parent-style-name="Standard">
      <style:text-properties fo:font-weight="normal" officeooo:rsid="001a8a67" officeooo:paragraph-rsid="001a8a67" style:font-weight-asian="normal" style:font-weight-complex="normal"/>
    </style:style>
    <style:style style:name="P11" style:family="paragraph" style:parent-style-name="Standard">
      <style:text-properties fo:font-weight="normal" officeooo:rsid="001b1fea" officeooo:paragraph-rsid="001b1fea" style:font-weight-asian="normal" style:font-weight-complex="normal"/>
    </style:style>
    <style:style style:name="P12" style:family="paragraph" style:parent-style-name="Standard">
      <style:text-properties fo:font-size="10pt" fo:font-weight="normal" officeooo:rsid="001a8a67" officeooo:paragraph-rsid="001a8a67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weight="bold" officeooo:rsid="0013ee0b" officeooo:paragraph-rsid="0013ee0b" style:font-weight-asian="bold" style:font-weight-complex="bold"/>
    </style:style>
    <style:style style:name="P14" style:family="paragraph" style:parent-style-name="Standard">
      <style:text-properties fo:font-weight="bold" officeooo:rsid="001cb5c4" officeooo:paragraph-rsid="001cb5c4" style:font-weight-asian="bold" style:font-weight-complex="bold"/>
    </style:style>
    <style:style style:name="P15" style:family="paragraph" style:parent-style-name="Standard">
      <style:text-properties fo:font-weight="bold" officeooo:rsid="00223e60" officeooo:paragraph-rsid="00223e60" style:font-weight-asian="bold" style:font-weight-complex="bold"/>
    </style:style>
    <style:style style:name="P16" style:family="paragraph" style:parent-style-name="Standard">
      <style:text-properties fo:font-weight="bold" officeooo:rsid="002370c0" officeooo:paragraph-rsid="002370c0" style:font-weight-asian="bold" style:font-weight-complex="bold"/>
    </style:style>
    <style:style style:name="P17" style:family="paragraph" style:parent-style-name="Standard">
      <style:text-properties fo:font-weight="bold" officeooo:rsid="001cb5c4" officeooo:paragraph-rsid="001cb5c4" fo:background-color="#ffff00" style:font-weight-asian="bold" style:font-weight-complex="bold"/>
    </style:style>
    <style:style style:name="P18" style:family="paragraph" style:parent-style-name="Standard">
      <style:text-properties fo:font-weight="normal" officeooo:rsid="0013ee0b" officeooo:paragraph-rsid="0013ee0b" style:font-weight-asian="normal" style:font-weight-complex="normal"/>
    </style:style>
    <style:style style:name="P19" style:family="paragraph" style:parent-style-name="Standard">
      <style:text-properties fo:font-weight="normal" officeooo:rsid="001cfa90" officeooo:paragraph-rsid="001cfa90" style:font-weight-asian="normal" style:font-weight-complex="normal"/>
    </style:style>
    <style:style style:name="P20" style:family="paragraph" style:parent-style-name="Standard">
      <style:text-properties fo:font-weight="normal" officeooo:rsid="001e4d0f" officeooo:paragraph-rsid="001e4d0f" style:font-weight-asian="normal" style:font-weight-complex="normal"/>
    </style:style>
    <style:style style:name="P21" style:family="paragraph" style:parent-style-name="Standard">
      <style:text-properties fo:font-weight="normal" officeooo:rsid="001fb9bd" officeooo:paragraph-rsid="001fb9bd" style:font-weight-asian="normal" style:font-weight-complex="normal"/>
    </style:style>
    <style:style style:name="P22" style:family="paragraph" style:parent-style-name="Standard">
      <style:text-properties fo:font-weight="normal" officeooo:rsid="00215967" officeooo:paragraph-rsid="00215967" style:font-weight-asian="normal" style:font-weight-complex="normal"/>
    </style:style>
    <style:style style:name="P23" style:family="paragraph" style:parent-style-name="Standard">
      <style:text-properties fo:font-weight="normal" officeooo:rsid="00223e60" officeooo:paragraph-rsid="00223e60" style:font-weight-asian="normal" style:font-weight-complex="normal"/>
    </style:style>
    <style:style style:name="P24" style:family="paragraph" style:parent-style-name="Standard">
      <style:text-properties fo:font-weight="normal" officeooo:rsid="002370c0" officeooo:paragraph-rsid="002370c0" style:font-weight-asian="normal" style:font-weight-complex="normal"/>
    </style:style>
    <style:style style:name="P25" style:family="paragraph" style:parent-style-name="Standard">
      <style:text-properties fo:font-weight="normal" officeooo:rsid="00153add" officeooo:paragraph-rsid="00153add" style:font-weight-asian="normal" style:font-weight-complex="normal"/>
    </style:style>
    <style:style style:name="P26" style:family="paragraph" style:parent-style-name="Standard">
      <style:text-properties fo:font-size="10pt" fo:font-weight="normal" officeooo:rsid="00223e60" officeooo:paragraph-rsid="00223e60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fa90" style:font-weight-asian="normal" style:font-weight-complex="normal"/>
    </style:style>
    <style:style style:name="T3" style:family="text">
      <style:text-properties fo:font-weight="normal" officeooo:rsid="001e4d0f" style:font-weight-asian="normal" style:font-weight-complex="normal"/>
    </style:style>
    <style:style style:name="T4" style:family="text">
      <style:text-properties officeooo:rsid="001a8a67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a8a67" style:font-size-asian="10pt" style:font-size-complex="10pt"/>
    </style:style>
    <style:style style:name="T7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ation and setup:</text:p>
      <text:p text:style-name="P13"/>
      <text:p text:style-name="P1">Server side:</text:p>
      <text:p text:style-name="P5">AWS Amazon Linux 2 → Don’t install the last version (2023) install the previous one, the rest leave by default.</text:p>
      <text:p text:style-name="P5">Open port 8080</text:p>
      <text:p text:style-name="P13"/>
      <text:p text:style-name="P5">sudo wget -O /etc/yum.repos.d/jenkins.repo <text:a xlink:type="simple" xlink:href="https://pkg.jenkins.io/redhat-stable/jenkins.repo" text:style-name="Internet_20_link" text:visited-style-name="Visited_20_Internet_20_Link">https://pkg.jenkins.io/redhat-stable/jenkins.repo</text:a></text:p>
      <text:p text:style-name="P5">sudo rpm --import <text:a xlink:type="simple" xlink:href="https://pkg.jenkins.io/redhat-stable/jenkins.io-2023.key" text:style-name="Internet_20_link" text:visited-style-name="Visited_20_Internet_20_Link">https://pkg.jenkins.io/redhat-stable/jenkins.io-2023.key</text:a></text:p>
      <text:p text:style-name="P5"/>
      <text:p text:style-name="P5">amazon-linux-extras install epel</text:p>
      <text:p text:style-name="P5">amazon-linux-extras install java-openjdk11</text:p>
      <text:p text:style-name="P5"/>
      <text:p text:style-name="P5">yum install -y jenkins</text:p>
      <text:p text:style-name="P5"/>
      <text:p text:style-name="P5">systemctl enable jenkins</text:p>
      <text:p text:style-name="P5">systemctl start jenkins</text:p>
      <text:p text:style-name="P5"/>
      <text:p text:style-name="P5">yum install -y git</text:p>
      <text:p text:style-name="P5"/>
      <text:p text:style-name="P3">GUI side:</text:p>
      <text:p text:style-name="P6">We won’t install the recommended plugins in Jenkins, skip and go inside.</text:p>
      <text:p text:style-name="P6"/>
      <text:p text:style-name="P6">Install github → Manage Jenkins – Manage Plugins – Available Plugins – search for Github and install without restarting (is not necessary for Github)</text:p>
      <text:p text:style-name="P6"/>
      <text:p text:style-name="P6">When is done go to top page.</text:p>
      <text:p text:style-name="P6"/>
      <text:p text:style-name="P7">Set up Git: <text:s/>Manage Jenkins – Global Tool configuration – Git installation – name it Git – Path to git executable: leave git (if is not working go to the sever and get the full path, whereis git)</text:p>
      <text:p text:style-name="P8">Apply and save</text:p>
      <text:p text:style-name="P8"/>
      <text:p text:style-name="P4">Create job to pull code from github:</text:p>
      <text:p text:style-name="P9">Create new job – Name: PullCodeFromGithub – freestyle – Description: Pull Code From GitHub – Source Code Management: Git – get the url of your code, jsc0/hello-world , paste it into repository url – credentials not needed because is a public repo – <text:span text:style-name="T4">apply and save.</text:span></text:p>
      <text:p text:style-name="P9"/>
      <text:p text:style-name="P10">Build now.</text:p>
      <text:p text:style-name="P10"/>
      <text:p text:style-name="P10">This is gonna clone the code, if successful you will see: <text:s/></text:p>
      <text:p text:style-name="P10"/>
      <text:p text:style-name="P12">Building in workspace /var/lib/jenkins/workspace/PullCodeFromGithub</text:p>
      <text:p text:style-name="P12">[…]</text:p>
      <text:p text:style-name="P10"><text:span text:style-name="T5">Cloning repository </text:span><text:a xlink:type="simple" xlink:href="https://github.com/jsc0/hello-world.git" text:style-name="Internet_20_link" text:visited-style-name="Visited_20_Internet_20_Link"><text:span text:style-name="T5">https://github.com/jsc0/hello-world.git</text:span></text:a></text:p>
      <text:p text:style-name="P12">[…]</text:p>
      <text:p text:style-name="P12">Finished: SUCCESS</text:p>
      <text:p text:style-name="P6"/>
      <text:p text:style-name="P11">Check where the code is in jenkins-server: Go to <text:span text:style-name="T6">/var/lib/jenkins/workspace/PullCodeFromGithub</text:span></text:p>
      <text:p text:style-name="P11"/>
      <text:p text:style-name="P17"/>
      <text:p text:style-name="P17"/>
      <text:p text:style-name="P17"/>
      <text:p text:style-name="P17"/>
      <text:p text:style-name="P14"><text:soft-page-break/><text:span text:style-name="T7">Install Maven:</text:span><text:span text:style-name="T2"> </text:span><text:span text:style-name="T3">Because we are using Java we will need to install Maven</text:span></text:p>
      <text:p text:style-name="P19"/>
      <text:p text:style-name="P19">You have to download it into the jenkins server.</text:p>
      <text:p text:style-name="P19"/>
      <text:p text:style-name="P20">Go to the maven download website and copy the link for the tar.gz</text:p>
      <text:p text:style-name="P20"/>
      <text:p text:style-name="P20">On the jenkins server: <text:tab/></text:p>
      <text:p text:style-name="P20">Get into /opt</text:p>
      <text:p text:style-name="P20"/>
      <text:p text:style-name="P20">Run wget, this is the one I downloaded:</text:p>
      <text:p text:style-name="P20">wget <text:a xlink:type="simple" xlink:href="https://dlcdn.apache.org/maven/maven-3/3.9.2/binaries/apache-maven-3.9.2-bin.tar.gz" text:style-name="Internet_20_link" text:visited-style-name="Visited_20_Internet_20_Link">https://dlcdn.apache.org/maven/maven-3/3.9.2/binaries/apache-maven-3.9.2-bin.tar.gz</text:a></text:p>
      <text:p text:style-name="P20"/>
      <text:p text:style-name="P21">Untar the file: <text:s text:c="2"/>tar -xvzf apache-maven-3.9.2-bin.tar.gz </text:p>
      <text:p text:style-name="P21"/>
      <text:p text:style-name="P22">Change the name to the folder created to maven.</text:p>
      <text:p text:style-name="P22"/>
      <text:p text:style-name="P23">Get inside /opt/maven/bin</text:p>
      <text:p text:style-name="P23"/>
      <text:p text:style-name="P15">Run commands in cli:</text:p>
      <text:p text:style-name="P23">Inside /bin run:</text:p>
      <text:p text:style-name="P15">./mvn -v</text:p>
      <text:p text:style-name="P26">Apache Maven 3.9.2 (c9616018c7a021c1c39be70fb2843d6f5f9b8a1c)</text:p>
      <text:p text:style-name="P26">Maven home: /opt/maven</text:p>
      <text:p text:style-name="P26">Java version: 11.0.18, vendor: Red Hat, Inc., runtime: /usr/lib/jvm/java-11-openjdk-11.0.18.0.10-1.amzn2.0.1.x86_64</text:p>
      <text:p text:style-name="P26">Default locale: en_US, platform encoding: UTF-8</text:p>
      <text:p text:style-name="P26">OS name: "linux", version: "5.10.177-158.645.amzn2.x86_64", arch: "amd64", family: "unix"</text:p>
      <text:p text:style-name="P6"/>
      <text:p text:style-name="P16">Set up env var:</text:p>
      <text:p text:style-name="P24">If you run mvn -v in another directory won’t work. You have to set up environment variables.</text:p>
      <text:p text:style-name="P24"/>
      <text:p text:style-name="P2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5-10T16:25:54.416700867</meta:creation-date>
    <dc:date>2023-05-11T14:13:52.892845611</dc:date>
    <dc:creator>sdfgsdfg sdfgsdfgsd</dc:creator>
    <meta:editing-duration>PT2H31M31S</meta:editing-duration>
    <meta:editing-cycles>18</meta:editing-cycles>
    <meta:generator>LibreOffice/7.5.1.2$MacOSX_X86_64 LibreOffice_project/fcbaee479e84c6cd81291587d2ee68cba099e129</meta:generator>
    <meta:document-statistic meta:table-count="0" meta:image-count="0" meta:object-count="0" meta:page-count="3" meta:paragraph-count="48" meta:word-count="348" meta:character-count="2527" meta:non-whitespace-character-count="2206"/>
  </office:meta>
</office:document-meta>
</file>